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list-style-name="L1">
      <style:text-properties fo:font-style="normal" officeooo:rsid="001467d8" officeooo:paragraph-rsid="001467d8" style:font-style-asian="normal" style:font-style-complex="normal"/>
    </style:style>
    <style:style style:name="P3" style:family="paragraph" style:parent-style-name="Standard">
      <style:text-properties fo:font-style="normal" officeooo:paragraph-rsid="0018779d" style:font-style-asian="normal" style:font-style-complex="normal"/>
    </style:style>
    <style:style style:name="P4" style:family="paragraph" style:parent-style-name="Standard">
      <style:paragraph-properties fo:text-align="end" style:justify-single-word="false"/>
      <style:text-properties fo:font-style="italic" officeooo:rsid="001aaf1a" officeooo:paragraph-rsid="001aaf1a" style:font-style-asian="italic" style:font-style-complex="italic"/>
    </style:style>
    <style:style style:name="P5" style:family="paragraph" style:parent-style-name="Heading_20_1">
      <style:paragraph-properties fo:text-align="center" style:justify-single-word="false"/>
      <style:text-properties officeooo:rsid="00195939" officeooo:paragraph-rsid="00195939"/>
    </style:style>
    <style:style style:name="T1" style:family="text">
      <style:text-properties fo:font-style="normal" style:font-style-asian="normal" style:font-style-complex="normal"/>
    </style:style>
    <style:style style:name="T2" style:family="text">
      <style:text-properties officeooo:rsid="001467d8"/>
    </style:style>
    <style:style style:name="T3" style:family="text">
      <style:text-properties officeooo:rsid="0017daad"/>
    </style:style>
    <style:style style:name="T4" style:family="text">
      <style:text-properties officeooo:rsid="001959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iftując Tramwajem na giewont.</text:h>
      <text:p text:style-name="Standard">Pewnego dnia jakiś znajomy zatrzymał mnie i powiedział ze złością w głosie:</text:p>
      <text:list xml:id="list4033446992" text:style-name="L1">
        <text:list-item>
          <text:p text:style-name="P2"><text:span text:style-name="T3">Którędy na giewont?</text:span>!</text:p>
        </text:list-item>
      </text:list>
      <text:p text:style-name="P3"><text:span text:style-name="T2"><text:s text:c="6"/>– <text:s/>yyy...nie wiem. W górę?– odpowiedziałem zdezorientowany ale już wtedy podejrzewałem że coś jest nie tak. Tym znajomym był Krzyś, sam kazał się tak nazywać mimo że miał na imię Maurycy. Spojrzałem się na niego, miał trzy miesiące a jego włosy nie miały kieszeni…Następnie dwu decymetrowy słoń rozdeptał nas na środku jeziora. Jego kolorki: czerwone i szorstkie paski, przypomniały mi że już godzina szósma.</text:span></text:p>
      <text:p text:style-name="P3"><text:span text:style-name="T4">Wiedziałem że mam teraz za zadanie w trzech zdaniach z osiem razy się obudzić. Kiedy nagle obudziłem się, bo to nie był sen.</text:span></text:p>
      <text:p text:style-name="P1"/>
      <text:p text:style-name="P1"/>
      <text:p text:style-name="P1"/>
      <text:p text:style-name="P1"/>
      <text:p text:style-name="P1"/>
      <text:p text:style-name="P1"/>
      <text:p text:style-name="P1"/>
      <text:p text:style-name="P1"/>
      <text:p text:style-name="P4">Piotr Mor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meta:initial-creator>
    <meta:creation-date>2012-04-03T09:54:47</meta:creation-date>
    <dc:date>2020-11-21T20:50:41.965858018</dc:date>
    <meta:editing-duration>PT56M11S</meta:editing-duration>
    <meta:editing-cycles>8</meta:editing-cycles>
    <meta:generator>LibreOffice/6.0.7.3$Linux_X86_64 LibreOffice_project/00m0$Build-3</meta:generator>
    <meta:document-statistic meta:table-count="0" meta:image-count="0" meta:object-count="0" meta:page-count="1" meta:paragraph-count="6" meta:word-count="108" meta:character-count="676" meta:non-whitespace-character-count="567"/>
  </office:meta>
</office:document-meta>
</file>